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d5aad" officeooo:paragraph-rsid="000d5aad" style:font-size-asian="19.25pt" style:font-size-complex="22pt"/>
    </style:style>
    <style:style style:name="P2" style:family="paragraph" style:parent-style-name="Standard">
      <style:paragraph-properties fo:text-align="justify" style:justify-single-word="false"/>
      <style:text-properties fo:font-size="22pt" officeooo:rsid="000d5aad" officeooo:paragraph-rsid="000d5aad" style:font-size-asian="19.25pt" style:font-size-complex="2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d5aad" officeooo:paragraph-rsid="000d5aad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dccb7" officeooo:paragraph-rsid="000dccb7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dccb7" officeooo:paragraph-rsid="000dccb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0d5aad" officeooo:paragraph-rsid="000d5aa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dccb7" officeooo:paragraph-rsid="000dccb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ef51d" officeooo:paragraph-rsid="000ef51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f177d" officeooo:paragraph-rsid="000f177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fc0b6" officeooo:paragraph-rsid="000fc0b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131e9" officeooo:paragraph-rsid="001131e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16f28" officeooo:paragraph-rsid="00116f2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3ad73" officeooo:paragraph-rsid="0013ad7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58270" officeooo:paragraph-rsid="00158270" style:font-size-asian="10.5pt" style:font-weight-asian="normal" style:font-size-complex="12pt" style:font-weight-complex="normal"/>
    </style:style>
    <style:style style:name="T1" style:family="text">
      <style:text-properties officeooo:rsid="000fc0b6"/>
    </style:style>
    <style:style style:name="T2" style:family="text">
      <style:text-properties officeooo:rsid="001328a8"/>
    </style:style>
    <style:style style:name="T3" style:family="text">
      <style:text-properties officeooo:rsid="001380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urs première revue de code</text:p>
      <text:p text:style-name="P2"/>
      <text:p text:style-name="P14">Installer Prettier &amp; ESLint</text:p>
      <text:p text:style-name="P6">auth.py</text:p>
      <text:p text:style-name="P3">ligne 88 → « le mot de passe n’est pas valide »</text:p>
      <text:p text:style-name="P3">Ne jamais renvoyer que seul le mot de passe est faux, ça montre à quelqu’un qui essaie de se connecter qu’il y a bien un utilisateur qui existe avec ce nom, il peut ensuite forcer le mdp avec des outils et voler le compte de quelqu’un</text:p>
      <text:p text:style-name="P3"/>
      <text:p text:style-name="P6">db.py</text:p>
      <text:p text:style-name="P3">Juste de la mise en forme, il faut éviter les lignes trop longues (exemple L89 et 90), c’est plus compliquer à lire pour tout le monde. C’est plus facile et plus agréable si tu passes à la ligne après chaque argument de ta fonction</text:p>
      <text:p text:style-name="P3">primaryjoin='and(</text:p>
      <text:p text:style-name="P3"><text:tab/>Actor.name_supply_chain==client_supplier.c.name_supply_chain, <text:tab/>Actor.generic_name==client_supplier.c.name_client,</text:p>
      <text:p text:style-name="P3">)',</text:p>
      <text:p text:style-name="P3"/>
      <text:p text:style-name="P3">Attention au trailing spaces (les espaces à la fin des lignes) encore une fois juste de la mise en forme</text:p>
      <text:p text:style-name="P3"/>
      <text:p text:style-name="P3">Si tu défini une fonction, au lieu de mettre à côté un commentaire qui explique ce qu’elle fait écrit plutôt</text:p>
      <text:p text:style-name="P3">def my_function(*args, **kwargs) :</text:p>
      <text:p text:style-name="P3"><text:tab/>"""</text:p>
      <text:p text:style-name="P3"><text:tab/>Ton commentaire</text:p>
      <text:p text:style-name="P3"><text:tab/>"""</text:p>
      <text:p text:style-name="P3">Les """ en début de fonction permettent de définir ce qui sera affiché quand quelqu’un tape </text:p>
      <text:p text:style-name="P3">help my_function (ou un truc du style)</text:p>
      <text:p text:style-name="P3"/>
      <text:p text:style-name="P3"/>
      <text:p text:style-name="P5">play.py</text:p>
      <text:p text:style-name="P4">Il y a énormément d’import, est-ce qu’ils sont tous nécessaires ? (Je vous ai fais installer Flake8, il devrait vous dire lesquels ne sont pas utilisé)</text:p>
      <text:p text:style-name="P4">au lieu de mettre 30 lignes :</text:p>
      <text:p text:style-name="P4">from flask import A </text:p>
      <text:p text:style-name="P4">from flask import B</text:p>
      <text:p text:style-name="P4">C’est mieux de mettre</text:p>
      <text:p text:style-name="P4">from flask import (</text:p>
      <text:p text:style-name="P4"><text:tab/>A, B, …</text:p>
      <text:p text:style-name="P4">)</text:p>
      <text:p text:style-name="P4"/>
      <text:p text:style-name="P4">Mettre des """ en dessous des fonctions (voir plus haut pourquoi c’est important)</text:p>
      <text:p text:style-name="P4"/>
      <text:p text:style-name="P4">La première fonction a 73 lignes en commentaires !!!</text:p>
      <text:p text:style-name="P4"/>
      <text:p text:style-name="P4">Mettez les commentaire une ligne au dessus de ce que vous voulez commenter, au lieu de les mettre juste à côté (encore une fois pour des raisons de clarté et de lisibilité du code)</text:p>
      <text:p text:style-name="P4"/>
      <text:p text:style-name="P4">Des lignes ultra longues encore, voir le commentaire de db.py</text:p>
      <text:p text:style-name="P4"/>
      <text:p text:style-name="P4"><text:soft-page-break/>La deuxième fonction a 36 lignes en commentaire</text:p>
      <text:p text:style-name="P4"/>
      <text:p text:style-name="P5">Sur les 212 lignes de codes, 109 sont en commentaires et 26 sont des importations. La moitié du code sert à rien?</text:p>
      <text:p text:style-name="P5"/>
      <text:p text:style-name="P9">HTML</text:p>
      <text:p text:style-name="P9">On a beaucoup de margin-left : 1rem ; → faire une classe css ?</text:p>
      <text:p text:style-name="P12">Les fichiers html manque globalement de commentaires</text:p>
      <text:p text:style-name="P7"/>
      <text:p text:style-name="P8">Base.html</text:p>
      <text:p text:style-name="P8">Aucun commentaire <text:span text:style-name="T2">sur </text:span><text:span text:style-name="T3">l’ensemble du fichier</text:span> Guillaume du passé, c’est pas bien</text:p>
      <text:p text:style-name="P8"/>
      <text:p text:style-name="P8">index.html</text:p>
      <text:p text:style-name="P8">des lignes trop longues ici aussi (L40 / 41), il faudrait passer à la ligne (même dans les balises) ça rend le code plus agréable à lire pour tout le monde</text:p>
      <text:p text:style-name="P8">&lt;a </text:p>
      <text:p text:style-name="P8"><text:tab/>type=’’button’’</text:p>
      <text:p text:style-name="P8"><text:tab/>class=’’…’’</text:p>
      <text:p text:style-name="P8"><text:tab/>href=’’…’’</text:p>
      <text:p text:style-name="P8">&gt;</text:p>
      <text:p text:style-name="P8"><text:tab/>Créer une partie</text:p>
      <text:p text:style-name="P8">&lt;/a&gt;</text:p>
      <text:p text:style-name="P8"/>
      <text:p text:style-name="P8">p<text:span text:style-name="T1">lay/join.html</text:span></text:p>
      <text:p text:style-name="P10">Du JS <text:s/>:O</text:p>
      <text:p text:style-name="P10">Il y a des composants bootstraps qui font ce que tu as fait sans avoir à écrire de JS, c’est plus compréhensible pour tout les membres du groupe.</text:p>
      <text:p text:style-name="P10">(<text:a xlink:type="simple" xlink:href="https://getbootstrap.com/docs/5.1/components/collapse/" text:style-name="Internet_20_link" text:visited-style-name="Visited_20_Internet_20_Link">https://getbootstrap.com/docs/5.1/components/collapse/</text:a>)</text:p>
      <text:p text:style-name="P11">Les scripts devraient pas être en haut de la page html ?</text:p>
      <text:p text:style-name="P13">Si tu veux laisser le JS, il faudrait mettre des commentaires pour expliquer ce que tu fais à tout le monde</text:p>
      <text:p text:style-name="P11"/>
      <text:p text:style-name="P12">play/lobby.html</text:p>
      <text:p text:style-name="P12">Encore des lignes plus longues que la largeur de mon écran &gt;_&lt;, voir le commentaire fait pour index.html</text:p>
      <text:p text:style-name="P12">ça doit pas être agréable de devoir scroller sur VSCode pour voir tout votre code !</text:p>
      <text:p text:style-name="P12"/>
      <text:p text:style-name="P12">Quelque chose me dit que toutes les modifications n’ont pas été push :)</text:p>
      <text:p text:style-name="P12"/>
      <text:p text:style-name="P12">Je sais que c’est moi qui l’ai fait mais il faut éviter de faire des</text:p>
      <text:p text:style-name="P12">&lt;img src=’’../../../../../’’&gt; Si un des fichiers bouge tout explose, il faut référencer les images depuis la racine du projet</text:p>
      <text:p text:style-name="P12"/>
      <text:p text:style-name="P12">supervise/change….html</text:p>
      <text:p text:style-name="P12">L34 for actor_number in range(10)</text:p>
      <text:p text:style-name="P12">Il vient d’où ce 10 Guillaume ?</text:p>
      <text:p text:style-name="P12"/>
      <text:p text:style-name="P12">Supervise/create.html</text:p>
      <text:p text:style-name="P12">Encore des lignes gigantesques, voir 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08:13:56.648236590</meta:creation-date>
    <dc:date>2022-02-01T09:06:13.802463508</dc:date>
    <meta:editing-duration>PT40M22S</meta:editing-duration>
    <meta:editing-cycles>10</meta:editing-cycles>
    <meta:generator>LibreOffice/7.2.5.2$Linux_X86_64 LibreOffice_project/20$Build-2</meta:generator>
    <meta:document-statistic meta:table-count="0" meta:image-count="0" meta:object-count="0" meta:page-count="2" meta:paragraph-count="64" meta:word-count="582" meta:character-count="3365" meta:non-whitespace-character-count="2833"/>
  </office:meta>
</office:document-meta>
</file>